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2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queens_sizes" table:style-name="ta1"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column table:style-name="co1" table:default-cell-style-name="ce5"/>
        <table:table-column table:style-name="co3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ões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712" calcext:value-type="float">
            <text:p>737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5596" calcext:value-type="float">
            <text:p>36559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9184" calcext:value-type="float">
            <text:p>22791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72512" calcext:value-type="float">
            <text:p>1477251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15104" calcext:value-type="float">
            <text:p>9581510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6090624" calcext:value-type="float">
            <text:p>6660906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68057848" calcext:value-type="float">
            <text:p>49680578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029188884" calcext:value-type="float">
            <text:p>39029188884</text:p>
          </table:table-cell>
          <table:table-cell table:number-columns-repeated="3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12"/>
          <table:table-cell table:style-name="ce13"/>
        </table:table-row>
        <table:table-row table:style-name="ro2">
          <table:table-cell table:style-name="Default" table:number-columns-repeated="2"/>
          <table:table-cell/>
          <table:table-cell table:style-name="ce12"/>
          <table:table-cell table:style-name="ce13"/>
        </table:table-row>
      </table:table>
      <table:table table:name="nqueens ryzen7" table:style-name="ta1">
        <table:shapes>
          <draw:frame draw:z-index="0" draw:style-name="gr1" draw:text-style-name="P1" svg:width="15.999cm" svg:height="8.999cm" svg:x="12.981cm" svg:y="0.1cm">
            <draw:object draw:notify-on-update-of-ranges="'nqueens ryzen7'.A2:'nqueens ryzen7'.A14 'nqueens ryzen7'.B1:'nqueens ryzen7'.B1 'nqueens ryzen7'.B2:'nqueens ryzen7'.B14 'nqueens ryzen7'.C1:'nqueens ryzen7'.C1 'nqueens ryzen7'.C2:'nqueens ryzen7'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ryzen7'.A2:'nqueens ryzen7'.A10 'nqueens ryzen7'.B1:'nqueens ryzen7'.B1 'nqueens ryzen7'.B2:'nqueens ryzen7'.B10 'nqueens ryzen7'.C1:'nqueens ryzen7'.C1 'nqueens ryzen7'.C2:'nqueens ryzen7'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774cm" svg:y="0.249cm">
            <draw:object draw:notify-on-update-of-ranges="'nqueens ryzen7'.A1:'nqueens ryzen7'.A1 'nqueens ryzen7'.B1:'nqueens ryzen7'.B1 'nqueens ryzen7'.C1:'nqueens ryzen7'.C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8.19</text:p>
          </table:table-cell>
          <table:table-cell table:style-name="ce18" office:value-type="float" office:value="10.9942" calcext:value-type="float">
            <text:p>10,9942</text:p>
          </table:table-cell>
          <table:table-cell table:style-name="ce18" office:value-type="float" office:value="11.9336" calcext:value-type="float">
            <text:p>11,933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9.19</text:p>
          </table:table-cell>
          <table:table-cell table:style-name="ce18" office:value-type="float" office:value="10.6331" calcext:value-type="float">
            <text:p>10,6331</text:p>
          </table:table-cell>
          <table:table-cell table:style-name="ce18" office:value-type="float" office:value="12.2205" calcext:value-type="float">
            <text:p>12,2205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18" office:value-type="float" office:value="10.2731" calcext:value-type="float">
            <text:p>10,2731</text:p>
          </table:table-cell>
          <table:table-cell table:style-name="ce18" office:value-type="float" office:value="12.1422" calcext:value-type="float">
            <text:p>12,142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1.9</text:p>
          </table:table-cell>
          <table:table-cell table:style-name="ce18" office:value-type="float" office:value="8.3522" calcext:value-type="float">
            <text:p>8,3522</text:p>
          </table:table-cell>
          <table:table-cell table:style-name="ce18" office:value-type="float" office:value="9.2616" calcext:value-type="float">
            <text:p>9,261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2.4</text:p>
          </table:table-cell>
          <table:table-cell table:style-name="ce18" office:value-type="float" office:value="9.2762" calcext:value-type="float">
            <text:p>9,2762</text:p>
          </table:table-cell>
          <table:table-cell table:style-name="ce18" office:value-type="float" office:value="10.7649" calcext:value-type="float">
            <text:p>10,7649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</text:p>
          </table:table-cell>
          <table:table-cell table:style-name="ce18" office:value-type="float" office:value="8.8056" calcext:value-type="float">
            <text:p>8,8056</text:p>
          </table:table-cell>
          <table:table-cell table:style-name="ce18" office:value-type="float" office:value="9.9658" calcext:value-type="float">
            <text:p>9,9658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jit</text:p>
          </table:table-cell>
          <table:table-cell table:style-name="ce18" office:value-type="float" office:value="8.9752" calcext:value-type="float">
            <text:p>8,9752</text:p>
          </table:table-cell>
          <table:table-cell table:style-name="ce18" office:value-type="float" office:value="10.7082" calcext:value-type="float">
            <text:p>10,708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</text:p>
          </table:table-cell>
          <table:table-cell table:style-name="ce18" office:value-type="float" office:value="9.1879" calcext:value-type="float">
            <text:p>9,1879</text:p>
          </table:table-cell>
          <table:table-cell table:style-name="ce18" office:value-type="float" office:value="10.0242" calcext:value-type="float">
            <text:p>10,0242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jit</text:p>
          </table:table-cell>
          <table:table-cell table:style-name="ce18" office:value-type="float" office:value="9.3008" calcext:value-type="float">
            <text:p>9,3008</text:p>
          </table:table-cell>
          <table:table-cell table:style-name="ce18" office:value-type="float" office:value="10.3523" calcext:value-type="float">
            <text:p>10,3523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0</text:p>
          </table:table-cell>
          <table:table-cell table:style-name="ce18" office:value-type="float" office:value="12.9712" calcext:value-type="float">
            <text:p>12,9712</text:p>
          </table:table-cell>
          <table:table-cell table:style-name="ce18" office:value-type="float" office:value="2.5131" calcext:value-type="float">
            <text:p>2,513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1</text:p>
          </table:table-cell>
          <table:table-cell table:style-name="ce18" office:value-type="float" office:value="13.0504" calcext:value-type="float">
            <text:p>13,0504</text:p>
          </table:table-cell>
          <table:table-cell table:style-name="ce18" office:value-type="float" office:value="14.6089" calcext:value-type="float">
            <text:p>14,6089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0</text:p>
          </table:table-cell>
          <table:table-cell table:style-name="ce18" office:value-type="float" office:value="13.5801" calcext:value-type="float">
            <text:p>13,5801</text:p>
          </table:table-cell>
          <table:table-cell table:style-name="ce18" office:value-type="float" office:value="4.7101" calcext:value-type="float">
            <text:p>4,710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1</text:p>
          </table:table-cell>
          <table:table-cell table:style-name="ce18" office:value-type="float" office:value="13.5932" calcext:value-type="float">
            <text:p>13,5932</text:p>
          </table:table-cell>
          <table:table-cell table:style-name="ce18" office:value-type="float" office:value="16.1506" calcext:value-type="float">
            <text:p>16,1506</text:p>
          </table:table-cell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2" table:number-rows-repeated="13">
          <table:table-cell table:style-name="Default" table:number-columns-repeated="3"/>
          <table:table-cell table:number-columns-repeated="16381"/>
        </table:table-row>
        <table:table-row table:style-name="ro1" table:number-rows-repeated="11">
          <table:table-cell table:style-name="ce19" table:number-columns-repeated="3"/>
          <table:table-cell table:number-columns-repeated="16381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ryzen7" table:style-name="ta1">
        <table:shapes>
          <draw:frame draw:z-index="0" draw:style-name="gr1" draw:text-style-name="P1" svg:width="15.999cm" svg:height="8.999cm" svg:x="12.981cm" svg:y="0.1cm">
            <draw:object draw:notify-on-update-of-ranges="'fib ryzen7'.A2:'fib ryzen7'.A14 'fib ryzen7'.B1:'fib ryzen7'.B1 'fib ryzen7'.B2:'fib ryzen7'.B14 'fib ryzen7'.C1:'fib ryzen7'.C1 'fib ryzen7'.C2:'fib ryzen7'.C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ryzen7'.A2:'fib ryzen7'.A10 'fib ryzen7'.B1:'fib ryzen7'.B1 'fib ryzen7'.B2:'fib ryzen7'.B10 'fib ryzen7'.C1:'fib ryzen7'.C1 'fib ryzen7'.C2:'fib ryzen7'.C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29.759cm" svg:y="0.161cm">
            <draw:object draw:notify-on-update-of-ranges="'fib ryzen7'.A1:'fib ryzen7'.A1 'fib ryzen7'.B1:'fib ryzen7'.B1 'fib ryzen7'.C1:'fib ryzen7'.C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number-columns-repeated="16384" table:default-cell-style-name="ce9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8.19</text:p>
          </table:table-cell>
          <table:table-cell table:style-name="ce18" office:value-type="float" office:value="10.865" calcext:value-type="float">
            <text:p>10,865</text:p>
          </table:table-cell>
          <table:table-cell table:style-name="ce18" office:value-type="float" office:value="13.4727" calcext:value-type="float">
            <text:p>13,472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9.19</text:p>
          </table:table-cell>
          <table:table-cell table:style-name="ce18" office:value-type="float" office:value="10.7151" calcext:value-type="float">
            <text:p>10,7151</text:p>
          </table:table-cell>
          <table:table-cell table:style-name="ce18" office:value-type="float" office:value="11.6028" calcext:value-type="float">
            <text:p>11,6028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0.14</text:p>
          </table:table-cell>
          <table:table-cell table:style-name="ce18" office:value-type="float" office:value="13.1883" calcext:value-type="float">
            <text:p>13,1883</text:p>
          </table:table-cell>
          <table:table-cell table:style-name="ce18" office:value-type="float" office:value="15.0297" calcext:value-type="float">
            <text:p>15,029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1.9</text:p>
          </table:table-cell>
          <table:table-cell table:style-name="ce18" office:value-type="float" office:value="6.6285" calcext:value-type="float">
            <text:p>6,6285</text:p>
          </table:table-cell>
          <table:table-cell table:style-name="ce18" office:value-type="float" office:value="7.4836" calcext:value-type="float">
            <text:p>7,4836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2.4</text:p>
          </table:table-cell>
          <table:table-cell table:style-name="ce18" office:value-type="float" office:value="6.615" calcext:value-type="float">
            <text:p>6,615</text:p>
          </table:table-cell>
          <table:table-cell table:style-name="ce18" office:value-type="float" office:value="7.7374" calcext:value-type="float">
            <text:p>7,7374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</text:p>
          </table:table-cell>
          <table:table-cell table:style-name="ce18" office:value-type="float" office:value="7.9379" calcext:value-type="float">
            <text:p>7,9379</text:p>
          </table:table-cell>
          <table:table-cell table:style-name="ce18" office:value-type="float" office:value="8.6201" calcext:value-type="float">
            <text:p>8,620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jit</text:p>
          </table:table-cell>
          <table:table-cell table:style-name="ce18" office:value-type="float" office:value="7.1893" calcext:value-type="float">
            <text:p>7,1893</text:p>
          </table:table-cell>
          <table:table-cell table:style-name="ce18" office:value-type="float" office:value="8.0251" calcext:value-type="float">
            <text:p>8,025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</text:p>
          </table:table-cell>
          <table:table-cell table:style-name="ce18" office:value-type="float" office:value="9.8714" calcext:value-type="float">
            <text:p>9,8714</text:p>
          </table:table-cell>
          <table:table-cell table:style-name="ce18" office:value-type="float" office:value="11.007" calcext:value-type="float">
            <text:p>11,00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jit</text:p>
          </table:table-cell>
          <table:table-cell table:style-name="ce18" office:value-type="float" office:value="6.6338" calcext:value-type="float">
            <text:p>6,6338</text:p>
          </table:table-cell>
          <table:table-cell table:style-name="ce18" office:value-type="float" office:value="7.9991" calcext:value-type="float">
            <text:p>7,999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0</text:p>
          </table:table-cell>
          <table:table-cell table:style-name="ce18" office:value-type="float" office:value="17.3209" calcext:value-type="float">
            <text:p>17,3209</text:p>
          </table:table-cell>
          <table:table-cell table:style-name="ce18" office:value-type="float" office:value="3.2011" calcext:value-type="float">
            <text:p>3,2011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3.0rc1-ft -X gil=1</text:p>
          </table:table-cell>
          <table:table-cell table:style-name="ce18" office:value-type="float" office:value="15.8088" calcext:value-type="float">
            <text:p>15,8088</text:p>
          </table:table-cell>
          <table:table-cell table:style-name="ce18" office:value-type="float" office:value="18.1104" calcext:value-type="float">
            <text:p>18,1104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0</text:p>
          </table:table-cell>
          <table:table-cell table:style-name="ce18" office:value-type="float" office:value="14.2362" calcext:value-type="float">
            <text:p>14,2362</text:p>
          </table:table-cell>
          <table:table-cell table:style-name="ce18" office:value-type="float" office:value="31.9567" calcext:value-type="float">
            <text:p>31,9567</text:p>
          </table:table-cell>
          <table:table-cell table:number-columns-repeated="16381"/>
        </table:table-row>
        <table:table-row table:style-name="ro1">
          <table:table-cell table:style-name="ce18" office:value-type="string" calcext:value-type="string">
            <text:p>3.14.0a0-ft -X gil=1</text:p>
          </table:table-cell>
          <table:table-cell table:style-name="ce18" office:value-type="float" office:value="13.8915" calcext:value-type="float">
            <text:p>13,8915</text:p>
          </table:table-cell>
          <table:table-cell table:style-name="ce18" office:value-type="float" office:value="16.3541" calcext:value-type="float">
            <text:p>16,3541</text:p>
          </table:table-cell>
          <table:table-cell table:number-columns-repeated="16381"/>
        </table:table-row>
        <table:table-row table:style-name="ro1">
          <table:table-cell table:style-name="ce19" table:number-columns-repeated="3"/>
          <table:table-cell table:number-columns-repeated="16381"/>
        </table:table-row>
        <table:table-row table:style-name="ro2" table:number-rows-repeated="13">
          <table:table-cell table:style-name="Default" table:number-columns-repeated="3"/>
          <table:table-cell table:number-columns-repeated="16381"/>
        </table:table-row>
        <table:table-row table:style-name="ro1" table:number-rows-repeated="10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queens dual xeon" table:style-name="ta1">
        <table:shapes>
          <draw:frame draw:z-index="0" draw:style-name="gr1" draw:text-style-name="P1" svg:width="15.999cm" svg:height="8.999cm" svg:x="12.981cm" svg:y="0.1cm">
            <draw:object draw:notify-on-update-of-ranges="'nqueens dual xeon'.A2:'nqueens dual xeon'.A14 'nqueens dual xeon'.B1:'nqueens dual xeon'.B1 'nqueens dual xeon'.B2:'nqueens dual xeon'.B14 'nqueens dual xeon'.C1:'nqueens dual xeon'.C1 'nqueens dual xeon'.C2:'nqueens dual xeon'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nqueens dual xeon'.A2:'nqueens dual xeon'.A10 'nqueens dual xeon'.B1:'nqueens dual xeon'.B1 'nqueens dual xeon'.B2:'nqueens dual xeon'.B10 'nqueens dual xeon'.C1:'nqueens dual xeon'.C1 'nqueens dual xeon'.C2:'nqueens dual xeon'.C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9.591cm" svg:y="0.251cm">
            <draw:object draw:notify-on-update-of-ranges="'nqueens dual xeon'.A1:'nqueens dual xeon'.A1 'nqueens dual xeon'.B1:'nqueens dual xeon'.B1 'nqueens dual xeon'.C1:'nqueens dual xeon'.C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6.0066" calcext:value-type="float">
            <text:p>16,0066</text:p>
          </table:table-cell>
          <table:table-cell table:style-name="ce15" office:value-type="float" office:value="16.6329" calcext:value-type="float">
            <text:p>16,632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5.7909" calcext:value-type="float">
            <text:p>15,7909</text:p>
          </table:table-cell>
          <table:table-cell table:style-name="ce15" office:value-type="float" office:value="16.4647" calcext:value-type="float">
            <text:p>16,464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15.8927" calcext:value-type="float">
            <text:p>15,8927</text:p>
          </table:table-cell>
          <table:table-cell table:style-name="ce15" office:value-type="float" office:value="16.4266" calcext:value-type="float">
            <text:p>16,426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4.3398" calcext:value-type="float">
            <text:p>14,3398</text:p>
          </table:table-cell>
          <table:table-cell table:style-name="ce15" office:value-type="float" office:value="14.9769" calcext:value-type="float">
            <text:p>14,976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13.1605" calcext:value-type="float">
            <text:p>13,1605</text:p>
          </table:table-cell>
          <table:table-cell table:style-name="ce15" office:value-type="float" office:value="13.6437" calcext:value-type="float">
            <text:p>13,643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13.6616" calcext:value-type="float">
            <text:p>13,6616</text:p>
          </table:table-cell>
          <table:table-cell table:style-name="ce15" office:value-type="float" office:value="14.0597" calcext:value-type="float">
            <text:p>14,059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13.2423" calcext:value-type="float">
            <text:p>13,2423</text:p>
          </table:table-cell>
          <table:table-cell table:style-name="ce15" office:value-type="float" office:value="13.7992" calcext:value-type="float">
            <text:p>13,799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13.3787" calcext:value-type="float">
            <text:p>13,3787</text:p>
          </table:table-cell>
          <table:table-cell table:style-name="ce15" office:value-type="float" office:value="14.0778" calcext:value-type="float">
            <text:p>14,0778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12.9869" calcext:value-type="float">
            <text:p>12,9869</text:p>
          </table:table-cell>
          <table:table-cell table:style-name="ce15" office:value-type="float" office:value="13.3481" calcext:value-type="float">
            <text:p>13,3481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20.2523" calcext:value-type="float">
            <text:p>20,2523</text:p>
          </table:table-cell>
          <table:table-cell table:style-name="ce15" office:value-type="float" office:value="2.7174" calcext:value-type="float">
            <text:p>2,717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20.2682" calcext:value-type="float">
            <text:p>20,2682</text:p>
          </table:table-cell>
          <table:table-cell table:style-name="ce15" office:value-type="float" office:value="20.8957" calcext:value-type="float">
            <text:p>20,895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21.8452" calcext:value-type="float">
            <text:p>21,8452</text:p>
          </table:table-cell>
          <table:table-cell table:style-name="ce15" office:value-type="float" office:value="9.5984" calcext:value-type="float">
            <text:p>9,5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21.8054" calcext:value-type="float">
            <text:p>21,8054</text:p>
          </table:table-cell>
          <table:table-cell table:style-name="ce15" office:value-type="float" office:value="23.2779" calcext:value-type="float">
            <text:p>23,2779</text:p>
          </table:table-cell>
          <table:table-cell table:number-columns-repeated="16381"/>
        </table:table-row>
        <table:table-row table:style-name="ro1" table:number-rows-repeated="24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b dual xeon" table:style-name="ta1">
        <table:shapes>
          <draw:frame draw:z-index="0" draw:style-name="gr1" draw:text-style-name="P1" svg:width="15.999cm" svg:height="8.999cm" svg:x="12.981cm" svg:y="0.1cm">
            <draw:object draw:notify-on-update-of-ranges="'fib dual xeon'.A2:'fib dual xeon'.A14 'fib dual xeon'.B1:'fib dual xeon'.B1 'fib dual xeon'.B2:'fib dual xeon'.B14 'fib dual xeon'.C1:'fib dual xeon'.C1 'fib dual xeon'.C2:'fib dual xeon'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12.927cm" svg:y="9.995cm">
            <draw:object draw:notify-on-update-of-ranges="'fib dual xeon'.A2:'fib dual xeon'.A10 'fib dual xeon'.B1:'fib dual xeon'.B1 'fib dual xeon'.B2:'fib dual xeon'.B10 'fib dual xeon'.C1:'fib dual xeon'.C1 'fib dual xeon'.C2:'fib dual xeon'.C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30.536cm" svg:y="0.07cm">
            <draw:object draw:notify-on-update-of-ranges="'fib dual xeon'.A1:'fib dual xeon'.A1 'fib dual xeon'.B1:'fib dual xeon'.B1 'fib dual xeon'.C1:'fib dual xeon'.C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4" table:number-columns-repeated="3" table:default-cell-style-name="ce9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version</text:p>
          </table:table-cell>
          <table:table-cell table:style-name="ce15" office:value-type="string" calcext:value-type="string">
            <text:p>sequential</text:p>
          </table:table-cell>
          <table:table-cell table:style-name="ce15" office:value-type="string" calcext:value-type="string">
            <text:p>thread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8.19</text:p>
          </table:table-cell>
          <table:table-cell table:style-name="ce15" office:value-type="float" office:value="18.2662" calcext:value-type="float">
            <text:p>18,2662</text:p>
          </table:table-cell>
          <table:table-cell table:style-name="ce15" office:value-type="float" office:value="18.7445" calcext:value-type="float">
            <text:p>18,7445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9.19</text:p>
          </table:table-cell>
          <table:table-cell table:style-name="ce15" office:value-type="float" office:value="19.139" calcext:value-type="float">
            <text:p>19,139</text:p>
          </table:table-cell>
          <table:table-cell table:style-name="ce15" office:value-type="float" office:value="19.6652" calcext:value-type="float">
            <text:p>19,665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0.14</text:p>
          </table:table-cell>
          <table:table-cell table:style-name="ce15" office:value-type="float" office:value="20.4058" calcext:value-type="float">
            <text:p>20,4058</text:p>
          </table:table-cell>
          <table:table-cell table:style-name="ce15" office:value-type="float" office:value="20.8779" calcext:value-type="float">
            <text:p>20,8779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1.9</text:p>
          </table:table-cell>
          <table:table-cell table:style-name="ce15" office:value-type="float" office:value="10.3046" calcext:value-type="float">
            <text:p>10,3046</text:p>
          </table:table-cell>
          <table:table-cell table:style-name="ce15" office:value-type="float" office:value="10.6483" calcext:value-type="float">
            <text:p>10,648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2.4</text:p>
          </table:table-cell>
          <table:table-cell table:style-name="ce15" office:value-type="float" office:value="9.552" calcext:value-type="float">
            <text:p>9,552</text:p>
          </table:table-cell>
          <table:table-cell table:style-name="ce15" office:value-type="float" office:value="9.953" calcext:value-type="float">
            <text:p>9,95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</text:p>
          </table:table-cell>
          <table:table-cell table:style-name="ce15" office:value-type="float" office:value="9.8575" calcext:value-type="float">
            <text:p>9,8575</text:p>
          </table:table-cell>
          <table:table-cell table:style-name="ce15" office:value-type="float" office:value="10.2277" calcext:value-type="float">
            <text:p>10,2277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jit</text:p>
          </table:table-cell>
          <table:table-cell table:style-name="ce15" office:value-type="float" office:value="9.805" calcext:value-type="float">
            <text:p>9,805</text:p>
          </table:table-cell>
          <table:table-cell table:style-name="ce15" office:value-type="float" office:value="10.1082" calcext:value-type="float">
            <text:p>10,108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</text:p>
          </table:table-cell>
          <table:table-cell table:style-name="ce15" office:value-type="float" office:value="9.6244" calcext:value-type="float">
            <text:p>9,6244</text:p>
          </table:table-cell>
          <table:table-cell table:style-name="ce15" office:value-type="float" office:value="9.9614" calcext:value-type="float">
            <text:p>9,961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jit</text:p>
          </table:table-cell>
          <table:table-cell table:style-name="ce15" office:value-type="float" office:value="9.9394" calcext:value-type="float">
            <text:p>9,9394</text:p>
          </table:table-cell>
          <table:table-cell table:style-name="ce15" office:value-type="float" office:value="9.9802" calcext:value-type="float">
            <text:p>9,9802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0</text:p>
          </table:table-cell>
          <table:table-cell table:style-name="ce15" office:value-type="float" office:value="18.4568" calcext:value-type="float">
            <text:p>18,4568</text:p>
          </table:table-cell>
          <table:table-cell table:style-name="ce15" office:value-type="float" office:value="2.0984" calcext:value-type="float">
            <text:p>2,0984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3.0rc1-ft -X gil=1</text:p>
          </table:table-cell>
          <table:table-cell table:style-name="ce15" office:value-type="float" office:value="18.6631" calcext:value-type="float">
            <text:p>18,6631</text:p>
          </table:table-cell>
          <table:table-cell table:style-name="ce15" office:value-type="float" office:value="18.4293" calcext:value-type="float">
            <text:p>18,4293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0</text:p>
          </table:table-cell>
          <table:table-cell table:style-name="ce15" office:value-type="float" office:value="19.8164" calcext:value-type="float">
            <text:p>19,8164</text:p>
          </table:table-cell>
          <table:table-cell table:style-name="ce15" office:value-type="float" office:value="78.5646" calcext:value-type="float">
            <text:p>78,5646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3.14.0a0-ft -X gil=1</text:p>
          </table:table-cell>
          <table:table-cell table:style-name="ce15" office:value-type="float" office:value="19.7895" calcext:value-type="float">
            <text:p>19,7895</text:p>
          </table:table-cell>
          <table:table-cell table:style-name="ce15" office:value-type="float" office:value="23.0209" calcext:value-type="float">
            <text:p>23,0209</text:p>
          </table:table-cell>
          <table:table-cell table:number-columns-repeated="16381"/>
        </table:table-row>
        <table:table-row table:style-name="ro1" table:number-rows-repeated="24">
          <table:table-cell table:style-name="ce19" table:number-columns-repeated="3"/>
          <table:table-cell table:number-columns-repeated="16381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6:16:39.5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04:17.492000000</meta:creation-date>
    <dc:date>2024-09-09T16:32:25.132000000</dc:date>
    <meta:editing-duration>PT2H30M3S</meta:editing-duration>
    <meta:editing-cycles>31</meta:editing-cycles>
    <meta:generator>LibreOffice/24.8.0.3$Windows_X86_64 LibreOffice_project/0bdf1299c94fe897b119f97f3c613e9dca6be583</meta:generator>
    <meta:document-statistic meta:table-count="5" meta:cell-count="210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nqueens ryzen7'.A2:'nqueens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4" chart:label-cell-address="'nqueens ryzen7'.B1:'nqueens ryzen7'.B1" chart:class="chart:bar">
            <chart:data-point chart:repeated="13"/>
          </chart:series>
          <chart:series chart:style-name="ch9" chart:values-cell-range-address="'nqueens ryzen7'.C2:'nqueens ryzen7'.C14" chart:label-cell-address="'nqueens ryzen7'.C1:'nqueens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4</svg:desc>
                </draw:g>
              </table:table-cell>
              <table:table-cell office:value-type="float" office:value="10.9942">
                <text:p>10.9942</text:p>
                <draw:g>
                  <svg:desc>'nqueens ryzen7'.B2:'nqueens ryzen7'.B14</svg:desc>
                </draw:g>
              </table:table-cell>
              <table:table-cell office:value-type="float" office:value="11.9336">
                <text:p>11.9336</text:p>
                <draw:g>
                  <svg:desc>'nqueens ryzen7'.C2:'nqueens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6331">
                <text:p>10.6331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731">
                <text:p>10.2731</text:p>
              </table:table-cell>
              <table:table-cell office:value-type="float" office:value="12.1422">
                <text:p>12.142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3522">
                <text:p>8.3522</text:p>
              </table:table-cell>
              <table:table-cell office:value-type="float" office:value="9.2616">
                <text:p>9.261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762">
                <text:p>9.2762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056">
                <text:p>8.8056</text:p>
              </table:table-cell>
              <table:table-cell office:value-type="float" office:value="9.9658">
                <text:p>9.9658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752">
                <text:p>8.9752</text:p>
              </table:table-cell>
              <table:table-cell office:value-type="float" office:value="10.7082">
                <text:p>10.7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879">
                <text:p>9.1879</text:p>
              </table:table-cell>
              <table:table-cell office:value-type="float" office:value="10.0242">
                <text:p>10.0242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008">
                <text:p>9.3008</text:p>
              </table:table-cell>
              <table:table-cell office:value-type="float" office:value="10.3523">
                <text:p>10.3523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9712">
                <text:p>12.9712</text:p>
              </table:table-cell>
              <table:table-cell office:value-type="float" office:value="2.5131">
                <text:p>2.5131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3.0504">
                <text:p>13.0504</text:p>
              </table:table-cell>
              <table:table-cell office:value-type="float" office:value="14.6089">
                <text:p>14.6089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3.5801">
                <text:p>13.5801</text:p>
              </table:table-cell>
              <table:table-cell office:value-type="float" office:value="4.7101">
                <text:p>4.7101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5932">
                <text:p>13.5932</text:p>
              </table:table-cell>
              <table:table-cell office:value-type="float" office:value="16.1506">
                <text:p>16.1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subtitle svg:x="6.717cm" svg:y="1.271cm" chart:style-name="ch2">
          <text:p><text:span text:style-name="T1">free threading</text:span></text:p>
        </chart:subtitle>
        <chart:legend chart:legend-position="end" svg:x="13.66cm" svg:y="3.955cm" style:legend-expansion="high" chart:style-name="ch3"/>
        <chart:plot-area chart:style-name="ch4" table:cell-range-address="'fib ryzen7'.A1:'fib ryzen7'.C2 'fib ryzen7'.A6:'fib ryzen7'.C6 'fib ryzen7'.A11:'fib ryzen7'.C11" chart:data-source-has-labels="both" svg:x="0.32cm" svg:y="2.138cm" svg:width="13.02cm" svg:height="6.682cm">
          <chart:coordinate-region svg:x="0.958cm" svg:y="2.336cm" svg:width="12.382cm" svg:height="5.84cm"/>
          <chart:axis chart:dimension="x" chart:name="primary-x" chart:style-name="ch5" chartooo:axis-type="auto">
            <chartooo:date-scale/>
            <chart:categories table:cell-range-address="'fib ryzen7'.A2:'fib ryzen7'.A2 'fib ryzen7'.A6:'fib ryzen7'.A6 'fib ryzen7'.A11:'fib ryzen7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2 'fib ryzen7'.B6:'fib ryzen7'.B6 'fib ryzen7'.B11:'fib ryzen7'.B11" chart:label-cell-address="'fib ryzen7'.B1:'fib ryzen7'.B1" chart:class="chart:bar">
            <chart:data-point chart:repeated="3"/>
          </chart:series>
          <chart:series chart:style-name="ch9" chart:values-cell-range-address="'fib ryzen7'.C2:'fib ryzen7'.C2 'fib ryzen7'.C6:'fib ryzen7'.C6 'fib ryzen7'.C11:'fib ryzen7'.C11" chart:label-cell-address="'fib ryzen7'.C1:'fib ryzen7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2 'fib ryzen7'.A6:'fib ryzen7'.A6 'fib ryzen7'.A11:'fib ryzen7'.A11</svg:desc>
                </draw:g>
              </table:table-cell>
              <table:table-cell office:value-type="float" office:value="10.865">
                <text:p>10.865</text:p>
                <draw:g>
                  <svg:desc>'fib ryzen7'.B2:'fib ryzen7'.B2 'fib ryzen7'.B6:'fib ryzen7'.B6 'fib ryzen7'.B11:'fib ryzen7'.B11</svg:desc>
                </draw:g>
              </table:table-cell>
              <table:table-cell office:value-type="float" office:value="13.4727">
                <text:p>13.4727</text:p>
                <draw:g>
                  <svg:desc>'fib ryzen7'.C2:'fib ryzen7'.C2 'fib ryzen7'.C6:'fib ryzen7'.C6 'fib ryzen7'.C11:'fib ryzen7'.C11</svg:desc>
                </draw:g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615">
                <text:p>6.615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7.3209">
                <text:p>17.3209</text:p>
              </table:table-cell>
              <table:table-cell office:value-type="float" office:value="3.2011">
                <text:p>3.20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subtitle svg:x="6.717cm" svg:y="1.271cm" chart:style-name="ch2">
          <text:p><text:span text:style-name="T1">free threading</text:span></text:p>
        </chart:subtitle>
        <chart:legend chart:legend-position="end" svg:x="13.66cm" svg:y="3.955cm" style:legend-expansion="high" chart:style-name="ch3"/>
        <chart:plot-area chart:style-name="ch4" table:cell-range-address="'nqueens dual xeon'.A1:'nqueens dual xeon'.C2 'nqueens dual xeon'.A6:'nqueens dual xeon'.C6 'nqueens dual xeon'.A11:'nqueens dual xeon'.C11" chart:data-source-has-labels="both" svg:x="0.32cm" svg:y="2.138cm" svg:width="13.02cm" svg:height="6.682cm">
          <chart:coordinate-region svg:x="0.958cm" svg:y="2.336cm" svg:width="12.382cm" svg:height="5.84cm"/>
          <chart:axis chart:dimension="x" chart:name="primary-x" chart:style-name="ch5" chartooo:axis-type="auto">
            <chartooo:date-scale/>
            <chart:categories table:cell-range-address="'nqueens dual xeon'.A2:'nqueens dual xeon'.A2 'nqueens dual xeon'.A6:'nqueens dual xeon'.A6 'nqueens dual xeon'.A11:'nqueens dual xeon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2 'nqueens dual xeon'.B6:'nqueens dual xeon'.B6 'nqueens dual xeon'.B11:'nqueens dual xeon'.B11" chart:label-cell-address="'nqueens dual xeon'.B1:'nqueens dual xeon'.B1" chart:class="chart:bar">
            <chart:data-point chart:repeated="3"/>
          </chart:series>
          <chart:series chart:style-name="ch9" chart:values-cell-range-address="'nqueens dual xeon'.C2:'nqueens dual xeon'.C2 'nqueens dual xeon'.C6:'nqueens dual xeon'.C6 'nqueens dual xeon'.C11:'nqueens dual xeon'.C11" chart:label-cell-address="'nqueens dual xeon'.C1:'nqueens dual xeon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2 'nqueens dual xeon'.A6:'nqueens dual xeon'.A6 'nqueens dual xeon'.A11:'nqueens dual xeon'.A11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2 'nqueens dual xeon'.B6:'nqueens dual xeon'.B6 'nqueens dual xeon'.B11:'nqueens dual xeon'.B11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2 'nqueens dual xeon'.C6:'nqueens dual xeon'.C6 'nqueens dual xeon'.C11:'nqueens dual xeon'.C11</svg:desc>
                </draw:g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20.2523">
                <text:p>20.2523</text:p>
              </table:table-cell>
              <table:table-cell office:value-type="float" office:value="2.7174">
                <text:p>2.71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subtitle svg:x="6.717cm" svg:y="1.271cm" chart:style-name="ch2">
          <text:p><text:span text:style-name="T1">free threading</text:span></text:p>
        </chart:subtitle>
        <chart:legend chart:legend-position="end" svg:x="13.66cm" svg:y="3.955cm" style:legend-expansion="high" chart:style-name="ch3"/>
        <chart:plot-area chart:style-name="ch4" table:cell-range-address="'fib dual xeon'.A1:'fib dual xeon'.C2 'fib dual xeon'.A6:'fib dual xeon'.C6 'fib dual xeon'.A11:'fib dual xeon'.C11" chart:data-source-has-labels="both" svg:x="0.32cm" svg:y="2.138cm" svg:width="13.02cm" svg:height="6.682cm">
          <chart:coordinate-region svg:x="0.958cm" svg:y="2.336cm" svg:width="12.382cm" svg:height="5.84cm"/>
          <chart:axis chart:dimension="x" chart:name="primary-x" chart:style-name="ch5" chartooo:axis-type="auto">
            <chartooo:date-scale/>
            <chart:categories table:cell-range-address="'fib dual xeon'.A2:'fib dual xeon'.A2 'fib dual xeon'.A6:'fib dual xeon'.A6 'fib dual xeon'.A11:'fib dual xeon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2 'fib dual xeon'.B6:'fib dual xeon'.B6 'fib dual xeon'.B11:'fib dual xeon'.B11" chart:label-cell-address="'fib dual xeon'.B1:'fib dual xeon'.B1" chart:class="chart:bar">
            <chart:data-point chart:repeated="3"/>
          </chart:series>
          <chart:series chart:style-name="ch9" chart:values-cell-range-address="'fib dual xeon'.C2:'fib dual xeon'.C2 'fib dual xeon'.C6:'fib dual xeon'.C6 'fib dual xeon'.C11:'fib dual xeon'.C11" chart:label-cell-address="'fib dual xeon'.C1:'fib dual xeon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2 'fib dual xeon'.A6:'fib dual xeon'.A6 'fib dual xeon'.A11:'fib dual xeon'.A11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2 'fib dual xeon'.B6:'fib dual xeon'.B6 'fib dual xeon'.B11:'fib dual xeon'.B11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2 'fib dual xeon'.C6:'fib dual xeon'.C6 'fib dual xeon'.C11:'fib dual xeon'.C11</svg:desc>
                </draw:g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8.4568">
                <text:p>18.4568</text:p>
              </table:table-cell>
              <table:table-cell office:value-type="float" office:value="2.0984">
                <text:p>2.09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ryzen7'.A1:'nqueens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ryzen7'.A2:'nqueens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10" chart:label-cell-address="'nqueens ryzen7'.B1:'nqueens ryzen7'.B1" chart:class="chart:bar">
            <chart:data-point chart:repeated="9"/>
          </chart:series>
          <chart:series chart:style-name="ch9" chart:values-cell-range-address="'nqueens ryzen7'.C2:'nqueens ryzen7'.C10" chart:label-cell-address="'nqueens ryzen7'.C1:'nqueens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10</svg:desc>
                </draw:g>
              </table:table-cell>
              <table:table-cell office:value-type="float" office:value="10.9942">
                <text:p>10.9942</text:p>
                <draw:g>
                  <svg:desc>'nqueens ryzen7'.B2:'nqueens ryzen7'.B10</svg:desc>
                </draw:g>
              </table:table-cell>
              <table:table-cell office:value-type="float" office:value="11.9336">
                <text:p>11.9336</text:p>
                <draw:g>
                  <svg:desc>'nqueens ryzen7'.C2:'nqueens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6331">
                <text:p>10.6331</text:p>
              </table:table-cell>
              <table:table-cell office:value-type="float" office:value="12.2205">
                <text:p>12.2205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0.2731">
                <text:p>10.2731</text:p>
              </table:table-cell>
              <table:table-cell office:value-type="float" office:value="12.1422">
                <text:p>12.1422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8.3522">
                <text:p>8.3522</text:p>
              </table:table-cell>
              <table:table-cell office:value-type="float" office:value="9.2616">
                <text:p>9.261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762">
                <text:p>9.2762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8.8056">
                <text:p>8.8056</text:p>
              </table:table-cell>
              <table:table-cell office:value-type="float" office:value="9.9658">
                <text:p>9.9658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8.9752">
                <text:p>8.9752</text:p>
              </table:table-cell>
              <table:table-cell office:value-type="float" office:value="10.7082">
                <text:p>10.7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1879">
                <text:p>9.1879</text:p>
              </table:table-cell>
              <table:table-cell office:value-type="float" office:value="10.0242">
                <text:p>10.0242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3008">
                <text:p>9.3008</text:p>
              </table:table-cell>
              <table:table-cell office:value-type="float" office:value="10.3523">
                <text:p>10.3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fib ryzen7'.A2:'fib ryzen7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4" chart:label-cell-address="'fib ryzen7'.B1:'fib ryzen7'.B1" chart:class="chart:bar">
            <chart:data-point chart:repeated="13"/>
          </chart:series>
          <chart:series chart:style-name="ch9" chart:values-cell-range-address="'fib ryzen7'.C2:'fib ryzen7'.C14" chart:label-cell-address="'fib ryzen7'.C1:'fib ryzen7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4</svg:desc>
                </draw:g>
              </table:table-cell>
              <table:table-cell office:value-type="float" office:value="10.865">
                <text:p>10.865</text:p>
                <draw:g>
                  <svg:desc>'fib ryzen7'.B2:'fib ryzen7'.B14</svg:desc>
                </draw:g>
              </table:table-cell>
              <table:table-cell office:value-type="float" office:value="13.4727">
                <text:p>13.4727</text:p>
                <draw:g>
                  <svg:desc>'fib ryzen7'.C2:'fib ryzen7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7151">
                <text:p>10.7151</text:p>
              </table:table-cell>
              <table:table-cell office:value-type="float" office:value="11.6028">
                <text:p>11.6028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883">
                <text:p>13.1883</text:p>
              </table:table-cell>
              <table:table-cell office:value-type="float" office:value="15.0297">
                <text:p>15.0297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285">
                <text:p>6.6285</text:p>
              </table:table-cell>
              <table:table-cell office:value-type="float" office:value="7.4836">
                <text:p>7.483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615">
                <text:p>6.615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9379">
                <text:p>7.9379</text:p>
              </table:table-cell>
              <table:table-cell office:value-type="float" office:value="8.6201">
                <text:p>8.6201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7.1893">
                <text:p>7.1893</text:p>
              </table:table-cell>
              <table:table-cell office:value-type="float" office:value="8.0251">
                <text:p>8.0251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8714">
                <text:p>9.871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6338">
                <text:p>6.6338</text:p>
              </table:table-cell>
              <table:table-cell office:value-type="float" office:value="7.9991">
                <text:p>7.9991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7.3209">
                <text:p>17.3209</text:p>
              </table:table-cell>
              <table:table-cell office:value-type="float" office:value="3.2011">
                <text:p>3.2011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5.8088">
                <text:p>15.8088</text:p>
              </table:table-cell>
              <table:table-cell office:value-type="float" office:value="18.1104">
                <text:p>18.1104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4.2362">
                <text:p>14.2362</text:p>
              </table:table-cell>
              <table:table-cell office:value-type="float" office:value="31.9567">
                <text:p>31.9567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3.8915">
                <text:p>13.8915</text:p>
              </table:table-cell>
              <table:table-cell office:value-type="float" office:value="16.3541">
                <text:p>16.35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ryzen7'.A1:'fib ryzen7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ryzen7'.A2:'fib ryzen7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ryzen7'.B2:'fib ryzen7'.B10" chart:label-cell-address="'fib ryzen7'.B1:'fib ryzen7'.B1" chart:class="chart:bar">
            <chart:data-point chart:repeated="9"/>
          </chart:series>
          <chart:series chart:style-name="ch9" chart:values-cell-range-address="'fib ryzen7'.C2:'fib ryzen7'.C10" chart:label-cell-address="'fib ryzen7'.C1:'fib ryzen7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ryzen7'.B1:'fib ryzen7'.B1</svg:desc>
                </draw:g>
              </table:table-cell>
              <table:table-cell office:value-type="string">
                <text:p>threads</text:p>
                <draw:g>
                  <svg:desc>'fib ryzen7'.C1:'fib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ryzen7'.A2:'fib ryzen7'.A10</svg:desc>
                </draw:g>
              </table:table-cell>
              <table:table-cell office:value-type="float" office:value="10.865">
                <text:p>10.865</text:p>
                <draw:g>
                  <svg:desc>'fib ryzen7'.B2:'fib ryzen7'.B10</svg:desc>
                </draw:g>
              </table:table-cell>
              <table:table-cell office:value-type="float" office:value="13.4727">
                <text:p>13.4727</text:p>
                <draw:g>
                  <svg:desc>'fib ryzen7'.C2:'fib ryzen7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0.7151">
                <text:p>10.7151</text:p>
              </table:table-cell>
              <table:table-cell office:value-type="float" office:value="11.6028">
                <text:p>11.6028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3.1883">
                <text:p>13.1883</text:p>
              </table:table-cell>
              <table:table-cell office:value-type="float" office:value="15.0297">
                <text:p>15.0297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6.6285">
                <text:p>6.6285</text:p>
              </table:table-cell>
              <table:table-cell office:value-type="float" office:value="7.4836">
                <text:p>7.4836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6.615">
                <text:p>6.615</text:p>
              </table:table-cell>
              <table:table-cell office:value-type="float" office:value="7.7374">
                <text:p>7.7374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7.9379">
                <text:p>7.9379</text:p>
              </table:table-cell>
              <table:table-cell office:value-type="float" office:value="8.6201">
                <text:p>8.6201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7.1893">
                <text:p>7.1893</text:p>
              </table:table-cell>
              <table:table-cell office:value-type="float" office:value="8.0251">
                <text:p>8.0251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8714">
                <text:p>9.871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6.6338">
                <text:p>6.6338</text:p>
              </table:table-cell>
              <table:table-cell office:value-type="float" office:value="7.9991">
                <text:p>7.9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nqueens dual xeon'.A2:'nqueens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4" chart:label-cell-address="'nqueens dual xeon'.B1:'nqueens dual xeon'.B1" chart:class="chart:bar">
            <chart:data-point chart:repeated="13"/>
          </chart:series>
          <chart:series chart:style-name="ch9" chart:values-cell-range-address="'nqueens dual xeon'.C2:'nqueens dual xeon'.C14" chart:label-cell-address="'nqueens dual xeon'.C1:'nqueens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4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4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20.2523">
                <text:p>20.2523</text:p>
              </table:table-cell>
              <table:table-cell office:value-type="float" office:value="2.7174">
                <text:p>2.717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20.2682">
                <text:p>20.2682</text:p>
              </table:table-cell>
              <table:table-cell office:value-type="float" office:value="20.8957">
                <text:p>20.8957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21.8452">
                <text:p>21.8452</text:p>
              </table:table-cell>
              <table:table-cell office:value-type="float" office:value="9.5984">
                <text:p>9.5984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21.8054">
                <text:p>21.8054</text:p>
              </table:table-cell>
              <table:table-cell office:value-type="float" office:value="23.2779">
                <text:p>23.27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legend chart:legend-position="end" svg:x="13.66cm" svg:y="3.955cm" style:legend-expansion="high" chart:style-name="ch3"/>
        <chart:plot-area chart:style-name="ch4" table:cell-range-address="'nqueens dual xeon'.A1:'nqueens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nqueens dual xeon'.A2:'nqueens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dual xeon'.B2:'nqueens dual xeon'.B10" chart:label-cell-address="'nqueens dual xeon'.B1:'nqueens dual xeon'.B1" chart:class="chart:bar">
            <chart:data-point chart:repeated="9"/>
          </chart:series>
          <chart:series chart:style-name="ch9" chart:values-cell-range-address="'nqueens dual xeon'.C2:'nqueens dual xeon'.C10" chart:label-cell-address="'nqueens dual xeon'.C1:'nqueens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dual xeon'.B1:'nqueens dual xeon'.B1</svg:desc>
                </draw:g>
              </table:table-cell>
              <table:table-cell office:value-type="string">
                <text:p>threads</text:p>
                <draw:g>
                  <svg:desc>'nqueens dual xeon'.C1:'nqueens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dual xeon'.A2:'nqueens dual xeon'.A10</svg:desc>
                </draw:g>
              </table:table-cell>
              <table:table-cell office:value-type="float" office:value="16.0066">
                <text:p>16.0066</text:p>
                <draw:g>
                  <svg:desc>'nqueens dual xeon'.B2:'nqueens dual xeon'.B10</svg:desc>
                </draw:g>
              </table:table-cell>
              <table:table-cell office:value-type="float" office:value="16.6329">
                <text:p>16.6329</text:p>
                <draw:g>
                  <svg:desc>'nqueens dual xeon'.C2:'nqueens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5.7909">
                <text:p>15.7909</text:p>
              </table:table-cell>
              <table:table-cell office:value-type="float" office:value="16.4647">
                <text:p>16.4647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15.8927">
                <text:p>15.8927</text:p>
              </table:table-cell>
              <table:table-cell office:value-type="float" office:value="16.4266">
                <text:p>16.4266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4.3398">
                <text:p>14.3398</text:p>
              </table:table-cell>
              <table:table-cell office:value-type="float" office:value="14.9769">
                <text:p>14.9769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13.1605">
                <text:p>13.1605</text:p>
              </table:table-cell>
              <table:table-cell office:value-type="float" office:value="13.6437">
                <text:p>13.6437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13.6616">
                <text:p>13.6616</text:p>
              </table:table-cell>
              <table:table-cell office:value-type="float" office:value="14.0597">
                <text:p>14.059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13.2423">
                <text:p>13.2423</text:p>
              </table:table-cell>
              <table:table-cell office:value-type="float" office:value="13.7992">
                <text:p>13.799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13.3787">
                <text:p>13.3787</text:p>
              </table:table-cell>
              <table:table-cell office:value-type="float" office:value="14.0778">
                <text:p>14.0778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12.9869">
                <text:p>12.9869</text:p>
              </table:table-cell>
              <table:table-cell office:value-type="float" office:value="13.3481">
                <text:p>13.34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4" chart:data-source-has-labels="both" svg:x="0.32cm" svg:y="1.271cm" svg:width="13.02cm" svg:height="7.549cm">
          <chart:coordinate-region svg:x="3.615cm" svg:y="1.271cm" svg:width="9.53cm" svg:height="6.905cm"/>
          <chart:axis chart:dimension="x" chart:name="primary-x" chart:style-name="ch5" chartooo:axis-type="auto">
            <chartooo:date-scale/>
            <chart:categories table:cell-range-address="'fib dual xeon'.A2:'fib dual xeon'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4" chart:label-cell-address="'fib dual xeon'.B1:'fib dual xeon'.B1" chart:class="chart:bar">
            <chart:data-point chart:repeated="13"/>
          </chart:series>
          <chart:series chart:style-name="ch9" chart:values-cell-range-address="'fib dual xeon'.C2:'fib dual xeon'.C14" chart:label-cell-address="'fib dual xeon'.C1:'fib dual xeon'.C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4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4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4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8.4568">
                <text:p>18.4568</text:p>
              </table:table-cell>
              <table:table-cell office:value-type="float" office:value="2.0984">
                <text:p>2.0984</text:p>
              </table:table-cell>
            </table:table-row>
            <table:table-row>
              <table:table-cell office:value-type="string">
                <text:p>3.13.0rc1-ft -X gil=1</text:p>
              </table:table-cell>
              <table:table-cell office:value-type="float" office:value="18.6631">
                <text:p>18.6631</text:p>
              </table:table-cell>
              <table:table-cell office:value-type="float" office:value="18.4293">
                <text:p>18.4293</text:p>
              </table:table-cell>
            </table:table-row>
            <table:table-row>
              <table:table-cell office:value-type="string">
                <text:p>3.14.0a0-ft -X gil=0</text:p>
              </table:table-cell>
              <table:table-cell office:value-type="float" office:value="19.8164">
                <text:p>19.8164</text:p>
              </table:table-cell>
              <table:table-cell office:value-type="float" office:value="78.5646">
                <text:p>78.5646</text:p>
              </table:table-cell>
            </table:table-row>
            <table:table-row>
              <table:table-cell office:value-type="string">
                <text:p>3.14.0a0-ft -X gil=1</text:p>
              </table:table-cell>
              <table:table-cell office:value-type="float" office:value="19.7895">
                <text:p>19.7895</text:p>
              </table:table-cell>
              <table:table-cell office:value-type="float" office:value="23.0209">
                <text:p>23.02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5cm" svg:y="0.316cm" chart:style-name="ch2">
          <text:p>fibonacci sequence</text:p>
        </chart:title>
        <chart:legend chart:legend-position="end" svg:x="13.66cm" svg:y="3.955cm" style:legend-expansion="high" chart:style-name="ch3"/>
        <chart:plot-area chart:style-name="ch4" table:cell-range-address="'fib dual xeon'.A1:'fib dual xeon'.C10" chart:data-source-has-labels="both" svg:x="0.32cm" svg:y="1.271cm" svg:width="13.02cm" svg:height="7.549cm">
          <chart:coordinate-region svg:x="0.958cm" svg:y="1.469cm" svg:width="12.382cm" svg:height="5.537cm"/>
          <chart:axis chart:dimension="x" chart:name="primary-x" chart:style-name="ch5" chartooo:axis-type="auto">
            <chartooo:date-scale/>
            <chart:categories table:cell-range-address="'fib dual xeon'.A2:'fib dual xeon'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b dual xeon'.B2:'fib dual xeon'.B10" chart:label-cell-address="'fib dual xeon'.B1:'fib dual xeon'.B1" chart:class="chart:bar">
            <chart:data-point chart:repeated="9"/>
          </chart:series>
          <chart:series chart:style-name="ch9" chart:values-cell-range-address="'fib dual xeon'.C2:'fib dual xeon'.C10" chart:label-cell-address="'fib dual xeon'.C1:'fib dual xeon'.C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fib dual xeon'.B1:'fib dual xeon'.B1</svg:desc>
                </draw:g>
              </table:table-cell>
              <table:table-cell office:value-type="string">
                <text:p>threads</text:p>
                <draw:g>
                  <svg:desc>'fib dual xeon'.C1:'fib dual xeon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fib dual xeon'.A2:'fib dual xeon'.A10</svg:desc>
                </draw:g>
              </table:table-cell>
              <table:table-cell office:value-type="float" office:value="18.2662">
                <text:p>18.2662</text:p>
                <draw:g>
                  <svg:desc>'fib dual xeon'.B2:'fib dual xeon'.B10</svg:desc>
                </draw:g>
              </table:table-cell>
              <table:table-cell office:value-type="float" office:value="18.7445">
                <text:p>18.7445</text:p>
                <draw:g>
                  <svg:desc>'fib dual xeon'.C2:'fib dual xeon'.C10</svg:desc>
                </draw:g>
              </table:table-cell>
            </table:table-row>
            <table:table-row>
              <table:table-cell office:value-type="string">
                <text:p>3.9.19</text:p>
              </table:table-cell>
              <table:table-cell office:value-type="float" office:value="19.139">
                <text:p>19.139</text:p>
              </table:table-cell>
              <table:table-cell office:value-type="float" office:value="19.6652">
                <text:p>19.6652</text:p>
              </table:table-cell>
            </table:table-row>
            <table:table-row>
              <table:table-cell office:value-type="string">
                <text:p>3.10.14</text:p>
              </table:table-cell>
              <table:table-cell office:value-type="float" office:value="20.4058">
                <text:p>20.4058</text:p>
              </table:table-cell>
              <table:table-cell office:value-type="float" office:value="20.8779">
                <text:p>20.8779</text:p>
              </table:table-cell>
            </table:table-row>
            <table:table-row>
              <table:table-cell office:value-type="string">
                <text:p>3.11.9</text:p>
              </table:table-cell>
              <table:table-cell office:value-type="float" office:value="10.3046">
                <text:p>10.3046</text:p>
              </table:table-cell>
              <table:table-cell office:value-type="float" office:value="10.6483">
                <text:p>10.6483</text:p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552">
                <text:p>9.552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3.13.0rc1</text:p>
              </table:table-cell>
              <table:table-cell office:value-type="float" office:value="9.8575">
                <text:p>9.8575</text:p>
              </table:table-cell>
              <table:table-cell office:value-type="float" office:value="10.2277">
                <text:p>10.2277</text:p>
              </table:table-cell>
            </table:table-row>
            <table:table-row>
              <table:table-cell office:value-type="string">
                <text:p>3.13.0rc1-jit</text:p>
              </table:table-cell>
              <table:table-cell office:value-type="float" office:value="9.805">
                <text:p>9.805</text:p>
              </table:table-cell>
              <table:table-cell office:value-type="float" office:value="10.1082">
                <text:p>10.1082</text:p>
              </table:table-cell>
            </table:table-row>
            <table:table-row>
              <table:table-cell office:value-type="string">
                <text:p>3.14.0a0</text:p>
              </table:table-cell>
              <table:table-cell office:value-type="float" office:value="9.6244">
                <text:p>9.6244</text:p>
              </table:table-cell>
              <table:table-cell office:value-type="float" office:value="9.9614">
                <text:p>9.9614</text:p>
              </table:table-cell>
            </table:table-row>
            <table:table-row>
              <table:table-cell office:value-type="string">
                <text:p>3.14.0a0-jit</text:p>
              </table:table-cell>
              <table:table-cell office:value-type="float" office:value="9.9394">
                <text:p>9.9394</text:p>
              </table:table-cell>
              <table:table-cell office:value-type="float" office:value="9.9802">
                <text:p>9.9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6cm" svg:height="9cm" xlink:href=".." xlink:type="simple" chart:class="chart:bar" chart:style-name="ch1">
        <chart:title svg:x="6.971cm" svg:y="0.316cm" chart:style-name="ch2">
          <text:p>n-queens</text:p>
        </chart:title>
        <chart:subtitle svg:x="6.717cm" svg:y="1.271cm" chart:style-name="ch2">
          <text:p><text:span text:style-name="T1">free threading</text:span></text:p>
        </chart:subtitle>
        <chart:legend chart:legend-position="end" svg:x="13.66cm" svg:y="3.955cm" style:legend-expansion="high" chart:style-name="ch3"/>
        <chart:plot-area chart:style-name="ch4" table:cell-range-address="'nqueens ryzen7'.A1:'nqueens ryzen7'.C2 'nqueens ryzen7'.A6:'nqueens ryzen7'.C6 'nqueens ryzen7'.A11:'nqueens ryzen7'.C11" chart:data-source-has-labels="both" svg:x="0.32cm" svg:y="2.138cm" svg:width="13.02cm" svg:height="6.682cm">
          <chart:coordinate-region svg:x="0.958cm" svg:y="2.336cm" svg:width="12.382cm" svg:height="5.84cm"/>
          <chart:axis chart:dimension="x" chart:name="primary-x" chart:style-name="ch5" chartooo:axis-type="auto">
            <chartooo:date-scale/>
            <chart:categories table:cell-range-address="'nqueens ryzen7'.A2:'nqueens ryzen7'.A2 'nqueens ryzen7'.A6:'nqueens ryzen7'.A6 'nqueens ryzen7'.A11:'nqueens ryzen7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queens ryzen7'.B2:'nqueens ryzen7'.B2 'nqueens ryzen7'.B6:'nqueens ryzen7'.B6 'nqueens ryzen7'.B11:'nqueens ryzen7'.B11" chart:label-cell-address="'nqueens ryzen7'.B1:'nqueens ryzen7'.B1" chart:class="chart:bar">
            <chart:data-point chart:repeated="3"/>
          </chart:series>
          <chart:series chart:style-name="ch9" chart:values-cell-range-address="'nqueens ryzen7'.C2:'nqueens ryzen7'.C2 'nqueens ryzen7'.C6:'nqueens ryzen7'.C6 'nqueens ryzen7'.C11:'nqueens ryzen7'.C11" chart:label-cell-address="'nqueens ryzen7'.C1:'nqueens ryzen7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nqueens ryzen7'.B1:'nqueens ryzen7'.B1</svg:desc>
                </draw:g>
              </table:table-cell>
              <table:table-cell office:value-type="string">
                <text:p>threads</text:p>
                <draw:g>
                  <svg:desc>'nqueens ryzen7'.C1:'nqueens ryzen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8.19</text:p>
                <draw:g>
                  <svg:desc>'nqueens ryzen7'.A2:'nqueens ryzen7'.A2 'nqueens ryzen7'.A6:'nqueens ryzen7'.A6 'nqueens ryzen7'.A11:'nqueens ryzen7'.A11</svg:desc>
                </draw:g>
              </table:table-cell>
              <table:table-cell office:value-type="float" office:value="10.9942">
                <text:p>10.9942</text:p>
                <draw:g>
                  <svg:desc>'nqueens ryzen7'.B2:'nqueens ryzen7'.B2 'nqueens ryzen7'.B6:'nqueens ryzen7'.B6 'nqueens ryzen7'.B11:'nqueens ryzen7'.B11</svg:desc>
                </draw:g>
              </table:table-cell>
              <table:table-cell office:value-type="float" office:value="11.9336">
                <text:p>11.9336</text:p>
                <draw:g>
                  <svg:desc>'nqueens ryzen7'.C2:'nqueens ryzen7'.C2 'nqueens ryzen7'.C6:'nqueens ryzen7'.C6 'nqueens ryzen7'.C11:'nqueens ryzen7'.C11</svg:desc>
                </draw:g>
              </table:table-cell>
            </table:table-row>
            <table:table-row>
              <table:table-cell office:value-type="string">
                <text:p>3.12.4</text:p>
              </table:table-cell>
              <table:table-cell office:value-type="float" office:value="9.2762">
                <text:p>9.2762</text:p>
              </table:table-cell>
              <table:table-cell office:value-type="float" office:value="10.7649">
                <text:p>10.7649</text:p>
              </table:table-cell>
            </table:table-row>
            <table:table-row>
              <table:table-cell office:value-type="string">
                <text:p>3.13.0rc1-ft -X gil=0</text:p>
              </table:table-cell>
              <table:table-cell office:value-type="float" office:value="12.9712">
                <text:p>12.9712</text:p>
              </table:table-cell>
              <table:table-cell office:value-type="float" office:value="2.5131">
                <text:p>2.51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